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00.00%" fo:text-align="left" fo:margin-bottom="10.00pt"/>
    </style: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00.00%" fo:text-align="left" fo:margin-bottom="10.00pt"/>
    </style: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00.00%" fo:text-align="left" fo:margin-bottom="10.00pt"/>
    </style:style>
    <style:style style:name="P16" style:family="paragraph">
      <style:paragraph-properties fo:line-height="115.00%" fo:text-align="left" fo:margin-bottom="10.00pt"/>
    </style:style>
    <style:style style:name="P17" style:family="paragraph">
      <style:paragraph-properties fo:line-height="100.00%" fo:text-align="left" fo:margin-bottom="10.00pt"/>
    </style:style>
    <style:style style:name="P18" style:family="paragraph">
      <style:paragraph-properties fo:line-height="115.00%" fo:text-align="left" fo:margin-bottom="10.00pt"/>
    </style:style>
    <style:style style:name="P19" style:family="paragraph">
      <style:paragraph-properties fo:line-height="100.00%" fo:text-align="left" fo:margin-bottom="10.00pt"/>
    </style:style>
    <style:style style:name="P20" style:family="paragraph">
      <style:paragraph-properties fo:line-height="115.00%" fo:text-align="left" fo:margin-bottom="10.00pt"/>
    </style:style>
    <style:style style:name="P21" style:family="paragraph">
      <style:paragraph-properties fo:line-height="100.00%" fo:text-align="left" fo:margin-bottom="10.00pt"/>
    </style:style>
    <style:style style:name="P22" style:family="paragraph">
      <style:paragraph-properties fo:line-height="115.00%" fo:text-align="left" fo:margin-bottom="10.00pt"/>
    </style:style>
    <style:style style:name="P23" style:family="paragraph">
      <style:paragraph-properties fo:line-height="100.00%" fo:text-align="left" fo:margin-bottom="10.00pt"/>
    </style:style>
    <style:style style:name="P2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QL</text:span></text:p>
      <text:p text:style-name="P1"><text:span text:style-name="T1">Assignment-2</text:span></text:p>
      <text:p text:style-name="P2"><text:span text:style-name="T1">--------------------------------------------------------------------------------------------------------------------------</text:span></text:p>
      <text:p text:style-name="P2"><text:span text:style-name="T1">Assignment 2 : Retrieve data using join with where clause</text:span></text:p>
      <text:p text:style-name="P2"><text:span text:style-name="T1">--------------------------------------------------------------------------------------------------------------------------</text:span></text:p>
      <text:p text:style-name="P2"><text:span text:style-name="T1">Sample table1: salesman</text:span></text:p>
      <text:p text:style-name="P2"><text:span text:style-name="T1">-salesman_id</text:span></text:p>
      <text:p text:style-name="P2"><text:span text:style-name="T1">-name</text:span></text:p>
      <text:p text:style-name="P2"><text:span text:style-name="T1">-city</text:span></text:p>
      <text:p text:style-name="P2"><text:span text:style-name="T1">-commission</text:span></text:p>
      <text:p text:style-name="P3"><draw:frame text:anchor-type="as-char" svg:width="143.93mm" svg:height="120.12mm" style:rel-width="scale" style:rel-height="scale"><draw:object-ole xlink:href="OleObj1"/><draw:image xlink:href="ObjectReplacements/OleObj1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Sample table2: customer</text:span></text:p>
      <text:p text:style-name="P4"><text:span text:style-name="T1">-customer_id</text:span></text:p>
      <text:p text:style-name="P4"><text:span text:style-name="T1">-cust_name</text:span></text:p>
      <text:p text:style-name="P4"><text:span text:style-name="T1">-city</text:span></text:p>
      <text:p text:style-name="P4"><text:span text:style-name="T1">-grade</text:span></text:p>
      <text:p text:style-name="P4"><text:span text:style-name="T1">-salesman_id</text:span></text:p>
      <text:p text:style-name="P5"><draw:frame text:anchor-type="as-char" svg:width="146.58mm" svg:height="151.87mm" style:rel-width="scale" style:rel-height="scale"><draw:object-ole xlink:href="OleObj2"/><draw:image xlink:href="ObjectReplacements/OleObj2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Sample table3: orders</text:span></text:p>
      <text:p text:style-name="P6"><text:span text:style-name="T1">-ord_no</text:span></text:p>
      <text:p text:style-name="P6"><text:span text:style-name="T1">-purch_amt</text:span></text:p>
      <text:p text:style-name="P6"><text:span text:style-name="T1">-ord_date</text:span></text:p>
      <text:p text:style-name="P6"><text:span text:style-name="T1">-customer_id</text:span></text:p>
      <text:p text:style-name="P6"><text:span text:style-name="T1">-salesman_id</text:span></text:p>
      <text:p text:style-name="P7"><draw:frame text:anchor-type="as-char" svg:width="146.58mm" svg:height="149.75mm" style:rel-width="scale" style:rel-height="scale"><draw:object-ole xlink:href="OleObj3"/><draw:image xlink:href="ObjectReplacements/OleObj3"/></draw:frame><text:span text:style-name="T1"/></text:p>
      <text:p text:style-name="P8"><text:span text:style-name="T1">..total 54 records</text:span></text:p>
      <text:p text:style-name="P8"><text:span text:style-name="T1"/></text:p>
      <text:p text:style-name="P8"><text:span text:style-name="T1"/></text:p>
      <text:p text:style-name="P8"><text:span text:style-name="T1">1. write a SQL query to find the salesperson and customer who reside in the same city.</text:span></text:p>
      <text:p text:style-name="P8"><text:span text:style-name="T1">Return Salesman, cust_name and city</text:span></text:p>
      <text:p text:style-name="P8"><text:span text:style-name="T1">=&gt; </text:span></text:p>
      <text:p text:style-name="P8"><text:span text:style-name="T1"><text:tab/>select s.name , c.cust_name, s.city FROM salesman as s, customer as c WHERE s.city <text:tab/>= c.city;</text:span></text:p>
      <text:p text:style-name="P9"><draw:frame text:anchor-type="as-char" svg:width="53.45mm" svg:height="173.57mm" style:rel-width="scale" style:rel-height="scale"><draw:object-ole xlink:href="OleObj4"/><draw:image xlink:href="ObjectReplacements/OleObj4"/></draw:frame><text:span text:style-name="T1"/></text:p>
      <text:p text:style-name="P10"><text:span text:style-name="T1"/></text:p>
      <text:p text:style-name="P10"><text:span text:style-name="T1"><text:tab/></text:span></text:p>
      <text:p text:style-name="P10"><text:span text:style-name="T1"/></text:p>
      <text:p text:style-name="P10"><text:span text:style-name="T1">2. write a SQL query to find those orders where the order amount exists between 500</text:span></text:p>
      <text:p text:style-name="P10"><text:span text:style-name="T1">and 2000. Return ord_no, purch_amt, cust_name, city</text:span></text:p>
      <text:p text:style-name="P10"><text:span text:style-name="T1">=&gt; </text:span></text:p>
      <text:p text:style-name="P10"><text:span text:style-name="T1"><text:tab/>SELECT o.ord_no, o.purch_amt, c.cust_name FROM orders o, customer c WHERE <text:tab/>o.purch_amt BETWEEN 500 and 2000;</text:span></text:p>
      <text:p text:style-name="P11"><draw:frame text:anchor-type="as-char" svg:width="63.76mm" svg:height="175.42mm" style:rel-width="scale" style:rel-height="scale"><draw:object-ole xlink:href="OleObj5"/><draw:image xlink:href="ObjectReplacements/OleObj5"/></draw:frame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>3. write a SQL query to find the salesperson(s) and the customer(s) he represents.</text:span></text:p>
      <text:p text:style-name="P12"><text:span text:style-name="T1">Return Customer Name, city, Salesman, commission</text:span></text:p>
      <text:p text:style-name="P12"><text:span text:style-name="T1">=&gt; </text:span></text:p>
      <text:p text:style-name="P13"><text:span text:style-name="T1"><text:tab/>select c.cust_name as 'Customer Name', c.city as 'city', s.name as 'salesman', s.commission as 'commissions' FROM customer c, salesman s WHERE c.salesman_id=s.salesman_id;</text:span></text:p>
      <text:p text:style-name="P13"><text:span text:style-name="T1"/></text:p>
      <text:p text:style-name="P13"><draw:frame text:anchor-type="as-char" svg:width="103.45mm" svg:height="151.87mm" style:rel-width="scale" style:rel-height="scale"><draw:object-ole xlink:href="OleObj6"/><draw:image xlink:href="ObjectReplacements/OleObj6"/></draw:frame><text:span text:style-name="T1"/></text:p>
      <text:p text:style-name="P13"><text:span text:style-name="T1"/></text:p>
      <text:p text:style-name="P14"><text:span text:style-name="T1"/></text:p>
      <text:p text:style-name="P14"><text:span text:style-name="T1"/></text:p>
      <text:p text:style-name="P14"><text:span text:style-name="T1">4. write a SQL query to find salespeople who received commissions of more than 12</text:span></text:p>
      <text:p text:style-name="P14"><text:span text:style-name="T1">percent from the company. Return Customer Name, customer city, Salesman,</text:span></text:p>
      <text:p text:style-name="P14"><text:span text:style-name="T1">commission.</text:span></text:p>
      <text:p text:style-name="P14"><text:span text:style-name="T1">=&gt; </text:span></text:p>
      <text:p text:style-name="P14"><text:span text:style-name="T1">select c.cust_name as 'Customer Name', c.city as 'customer city', s.name as 'Salesman', s.commission FROM customer c,salesman s WHERE s.commission &gt; 12;</text:span></text:p>
      <text:p text:style-name="P15"><draw:frame text:anchor-type="as-char" svg:width="108.48mm" svg:height="175.42mm" style:rel-width="scale" style:rel-height="scale"><draw:object-ole xlink:href="OleObj7"/><draw:image xlink:href="ObjectReplacements/OleObj7"/></draw:frame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>5. write a SQL query to locate those salespeople who do not live in the same city where</text:span></text:p>
      <text:p text:style-name="P16"><text:span text:style-name="T1">their customers live and have received a commission of more than 12% from the</text:span></text:p>
      <text:p text:style-name="P16"><text:span text:style-name="T1">company. Return Customer Name, customer city, Salesman, salesman city,</text:span></text:p>
      <text:p text:style-name="P16"><text:span text:style-name="T1">commission</text:span></text:p>
      <text:p text:style-name="P16"><text:span text:style-name="T1">=&gt; </text:span></text:p>
      <text:p text:style-name="P16"><text:span text:style-name="T1">select c.cust_name as 'Customer Name', c.city as 'customer city', s.name as 'Salesman', s.city as 'Salesman city' </text:span></text:p>
      <text:p text:style-name="P16"><text:span text:style-name="T1">FROM customer c,salesman s </text:span></text:p>
      <text:p text:style-name="P16"><text:span text:style-name="T1">WHERE (c.city != s.city AND s.commission &gt; 12);</text:span></text:p>
      <text:p text:style-name="P16"><text:span text:style-name="T1"/></text:p>
      <text:p text:style-name="P17"><draw:frame text:anchor-type="as-char" svg:width="109.80mm" svg:height="175.15mm" style:rel-width="scale" style:rel-height="scale"><draw:object-ole xlink:href="OleObj8"/><draw:image xlink:href="ObjectReplacements/OleObj8"/></draw:frame><text:span text:style-name="T1"/></text:p>
      <text:p text:style-name="P18"><text:span text:style-name="T1"/></text:p>
      <text:p text:style-name="P18"><text:span text:style-name="T1"><text:tab/></text:span></text:p>
      <text:p text:style-name="P18"><text:span text:style-name="T1">6. write a SQL query to find the details of an order. Return ord_no, ord_date,</text:span></text:p>
      <text:p text:style-name="P18"><text:span text:style-name="T1">purch_amt, Customer Name, grade, Salesman, commission</text:span></text:p>
      <text:p text:style-name="P18"><text:span text:style-name="T1">=&gt; </text:span></text:p>
      <text:p text:style-name="P18"><text:span text:style-name="T1">SELECT o.ord_no, o.ord_date, o.purch_amt, c.cust_name as 'Customer Name',c.grade, s.name, s.commission </text:span></text:p>
      <text:p text:style-name="P18"><text:span text:style-name="T1">FROM orders o,salesman s, customer c;</text:span></text:p>
      <text:p text:style-name="P19"><draw:frame text:anchor-type="as-char" svg:width="146.58mm" svg:height="172.51mm" style:rel-width="scale" style:rel-height="scale"><draw:object-ole xlink:href="OleObj9"/><draw:image xlink:href="ObjectReplacements/OleObj9"/></draw:frame><text:span text:style-name="T1"/></text:p>
      <text:p text:style-name="P20"><text:span text:style-name="T1"/></text:p>
      <text:p text:style-name="P20"><text:span text:style-name="T1"/></text:p>
      <text:p text:style-name="P20"><text:span text:style-name="T1">7. Write a SQL statement to join the tables salesman, customer and orders so that the</text:span></text:p>
      <text:p text:style-name="P20"><text:span text:style-name="T1">same column of each table appears once and only the relational rows are returned.</text:span></text:p>
      <text:p text:style-name="P20"><text:span text:style-name="T1">=&gt;</text:span></text:p>
      <text:p text:style-name="P20"><text:span text:style-name="T1">SELECT c.customer_id, s.salesman_id from salesman s INNER JOIN orders o INNER JOIN customer c on ( o.customer_id=c.customer_id AND o.salesman_id=s.salesman_id );</text:span></text:p>
      <text:p text:style-name="P21"><draw:frame text:anchor-type="as-char" svg:width="52.12mm" svg:height="139.96mm" style:rel-width="scale" style:rel-height="scale"><draw:object-ole xlink:href="OleObj10"/><draw:image xlink:href="ObjectReplacements/OleObj10"/></draw:frame><text:span text:style-name="T1"/></text:p>
      <text:p text:style-name="P22"><text:span text:style-name="T1"/></text:p>
      <text:p text:style-name="P22"><text:span text:style-name="T1"/></text:p>
      <text:p text:style-name="P22"><text:span text:style-name="T1">8. write a SQL query to display the customer name, customer city, grade, salesman,</text:span></text:p>
      <text:p text:style-name="P22"><text:span text:style-name="T1">salesman city. The results should be sorted by ascending customer_id.</text:span></text:p>
      <text:p text:style-name="P22"><text:span text:style-name="T1">=&gt; </text:span></text:p>
      <text:p text:style-name="P22"><text:span text:style-name="T1">SELECT c.cust_name as 'Customer name',c.city, c.grade, s.name as 'salesman', s.city as 'salesman city' FROM salesman s, customer c WHERE s.salesman_id=c.salesman_id ORDER BY c.customer_id;</text:span></text:p>
      <text:p text:style-name="P22"><text:span text:style-name="T1"/></text:p>
      <text:p text:style-name="P23"><draw:frame text:anchor-type="as-char" svg:width="116.15mm" svg:height="140.23mm" style:rel-width="scale" style:rel-height="scale"><draw:object-ole xlink:href="OleObj11"/><draw:image xlink:href="ObjectReplacements/OleObj11"/></draw:frame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>9. write a SQL query to find those customers with a grade less than 300. Return</text:span></text:p>
      <text:p text:style-name="P24"><text:span text:style-name="T1">cust_name, customer city, grade, Salesman, salesmancity. The result should be</text:span></text:p>
      <text:p text:style-name="P24"><text:span text:style-name="T1">ordered by ascending customer_id.</text:span></text:p>
      <text:p text:style-name="P24"><text:span text:style-name="T1">10. Write a SQL statement to make a report with customer name, city, order number,</text:span></text:p>
      <text:p text:style-name="P24"><text:span text:style-name="T1">order date, and order amount in ascending order according to the order date to</text:span></text:p>
      <text:p text:style-name="P24"><text:span text:style-name="T1">determine whether any of the existing customers have placed an order or not</text:span></text:p>
      <text:p text:style-name="P24"><text:span text:style-name="T1">11. Write a SQL statement to generate a report with customer name, city, order number,</text:span></text:p>
      <text:p text:style-name="P24"><text:span text:style-name="T1">order date, order amount, salesperson name, and commission to determine if any of</text:span></text:p>
      <text:p text:style-name="P24"><text:span text:style-name="T1">the existing customers have not placed orders or if they have placed orders through</text:span></text:p>
      <text:p text:style-name="P24"><text:span text:style-name="T1">their salesman or by themselves</text:span></text:p>
      <text:p text:style-name="P24"><text:span text:style-name="T1">12. Write a SQL statement to generate a list in ascending order of salespersons who</text:span></text:p>
      <text:p text:style-name="P24"><text:span text:style-name="T1">work either for one or more customers or have not yet joined any of the customers</text:span></text:p>
      <text:p text:style-name="P24"><text:span text:style-name="T1">13. write a SQL query to list all salespersons along with customer name, city, grade,</text:span></text:p>
      <text:p text:style-name="P24"><text:span text:style-name="T1">order number, date, and amount.</text:span></text:p>
      <text:p text:style-name="P24"><text:span text:style-name="T1">14. Write a SQL statement to make a list for the salesmen who either work for one or</text:span></text:p>
      <text:p text:style-name="P24"><text:span text:style-name="T1">more customers or yet to join any of the customers. The customer may have placed,</text:span></text:p>
      <text:p text:style-name="P24"><text:span text:style-name="T1">either one or more orders on or above order amount 2000 and must have a grade, or</text:span></text:p>
      <text:p text:style-name="P24"><text:span text:style-name="T1">he may not have placed any order to the associated supplier.</text:span></text:p>
      <text:p text:style-name="P24"><text:span text:style-name="T1">15. Write a SQL statement to generate a list of all the salesmen who either work for one</text:span></text:p>
      <text:p text:style-name="P24"><text:span text:style-name="T1">or more customers or have yet to join any of them. The customer may have placed</text:span></text:p>
      <text:p text:style-name="P24"><text:span text:style-name="T1">one or more orders at or above order amount 2000, and must have a grade, or he</text:span></text:p>
      <text:p text:style-name="P24"><text:span text:style-name="T1">may not have placed any orders to the associated supplier.</text:span></text:p>
      <text:p text:style-name="P24"><text:span text:style-name="T1">16. Write a SQL statement to generate a report with the customer name, city, order no.</text:span></text:p>
      <text:p text:style-name="P24"><text:span text:style-name="T1">order date, purchase amount for only those customers on the list who must have a</text:span></text:p>
      <text:p text:style-name="P24"><text:span text:style-name="T1">grade and placed one or more orders or which order(s) have been placed by the</text:span></text:p>
      <text:p text:style-name="P24"><text:span text:style-name="T1">customer who neither is on the list nor has a grade.</text:span></text:p>
      <text:p text:style-name="P24"><text:span text:style-name="T1">17. Write a SQL query to combine each row of the salesman table with each row of the</text:span></text:p>
      <text:p text:style-name="P24"><text:span text:style-name="T1">customer table</text:span></text:p>
      <text:p text:style-name="P24"><text:span text:style-name="T1">18. Write a SQL statement to create a Cartesian product between salesperson and</text:span></text:p>
      <text:p text:style-name="P24"><text:span text:style-name="T1">customer, i.e. each salesperson will appear for all customers and vice versa for that</text:span></text:p>
      <text:p text:style-name="P24"><text:span text:style-name="T1">salesperson who belongs to that city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